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7000003229DACD1A4.jpg"/>
  <manifest:file-entry manifest:media-type="image/jpeg" manifest:full-path="Pictures/1000000000000119000000C5DFE954A6.jpg"/>
  <manifest:file-entry manifest:media-type="image/jpeg" manifest:full-path="Pictures/100000000000029C0000015CC732778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color="#000000"/>
    </style:style>
    <style:style style:name="P18" style:family="paragraph" style:parent-style-name="Text_20_body">
      <style:paragraph-properties fo:break-before="page"/>
    </style:style>
    <style:style style:name="P19"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0" style:family="paragraph" style:parent-style-name="Nota_20_al_20_pié">
      <style:paragraph-properties fo:text-align="start" style:justify-single-word="false"/>
    </style:style>
    <style:style style:name="P21" style:family="paragraph" style:parent-style-name="Standard" style:master-page-name="Portada">
      <style:paragraph-properties style:page-number="auto"/>
    </style:style>
    <style:style style:name="P22" style:family="paragraph" style:parent-style-name="Contents_20_1">
      <style:paragraph-properties>
        <style:tab-stops>
          <style:tab-stop style:position="15.9cm" style:type="right" style:leader-style="dotted" style:leader-text="."/>
        </style:tab-stops>
      </style:paragraph-properties>
    </style:style>
    <style:style style:name="P23" style:family="paragraph" style:parent-style-name="Heading" style:master-page-name="Standard">
      <style:paragraph-properties style:page-number="auto"/>
    </style:style>
    <style:style style:name="P24" style:family="paragraph" style:parent-style-name="Contents_20_3">
      <style:paragraph-properties>
        <style:tab-stops>
          <style:tab-stop style:position="15.002cm" style:type="right" style:leader-style="dotted" style:leader-text="."/>
        </style:tab-stops>
      </style:paragraph-properties>
    </style:style>
    <style:style style:name="P25"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1"/>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AGATAv2</text:subject></text:p>
      <text:p text:style-name="P8"><text:title>Informe intervencion CFV 22/10/2014</text:title></text:p>
      <text:p text:style-name="P7"/>
      <text:p text:style-name="P6"/>
      <text:p text:style-name="P6"/>
      <text:p text:style-name="P6"/>
      <text:p text:style-name="P6"/>
      <text:p text:style-name="Nota_20_al_20_pié">Versión: <text:keywords>0100</text:keywords></text:p>
      <text:p text:style-name="Nota_20_al_20_pié">Fecha: 22/10/2014</text:p>
      <text:p text:style-name="Nota_20_al_20_pié"/>
      <text:p text:style-name="Nota_20_al_20_pié"/>
      <text:p text:style-name="P20"/>
      <table:table table:name="Tabla5" table:style-name="Tabla5">
        <table:table-column table:style-name="Tabla5.A"/>
        <table:table-row>
          <table:table-cell table:style-name="Tabla5.A1" office:value-type="string">
            <text:p text:style-name="P1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23"/>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2">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2">Entregable</text:p>
          </table:table-cell>
          <table:table-cell table:style-name="Tabla1.B4" table:number-columns-spanned="3" office:value-type="string">
            <text:p text:style-name="Table_20_Contents"><text:title>Informe intervencion CFV 22/10/2014</text:title></text:p>
          </table:table-cell>
          <table:covered-table-cell/>
          <table:covered-table-cell/>
        </table:table-row>
        <table:table-row>
          <table:table-cell table:style-name="Tabla1.A2" office:value-type="string">
            <text:p text:style-name="P12">Autor</text:p>
          </table:table-cell>
          <table:table-cell table:style-name="Tabla1.B4" table:number-columns-spanned="3" office:value-type="string">
            <text:p text:style-name="P15">GMV</text:p>
          </table:table-cell>
          <table:covered-table-cell/>
          <table:covered-table-cell/>
        </table:table-row>
        <table:table-row>
          <table:table-cell table:style-name="Tabla1.A2" office:value-type="string">
            <text:p text:style-name="P12">Versión/Edición</text:p>
          </table:table-cell>
          <table:table-cell table:style-name="Tabla1.B7" office:value-type="string">
            <text:p text:style-name="Table_20_Contents"><text:keywords>0100</text:keywords></text:p>
          </table:table-cell>
          <table:table-cell table:style-name="Tabla1.A2" office:value-type="string">
            <text:p text:style-name="P12">Fecha Versión</text:p>
          </table:table-cell>
          <table:table-cell table:style-name="Tabla1.D7" office:value-type="string">
            <text:p text:style-name="P14">22/10/2014</text:p>
          </table:table-cell>
        </table:table-row>
        <table:table-row>
          <table:table-cell table:style-name="Tabla1.A2" office:value-type="string">
            <text:p text:style-name="P12">Aprobado por</text:p>
          </table:table-cell>
          <table:table-cell table:style-name="Tabla1.B7" office:value-type="string">
            <text:p text:style-name="Table_20_Contents"/>
          </table:table-cell>
          <table:table-cell table:style-name="Tabla1.A2" office:value-type="string">
            <text:p text:style-name="P12">Fecha Aprobación</text:p>
          </table:table-cell>
          <table:table-cell table:style-name="Tabla1.D7" office:value-type="string">
            <text:p text:style-name="P14">DD/MM/AAAA</text:p>
          </table:table-cell>
        </table:table-row>
        <table:table-row>
          <table:table-cell table:style-name="Tabla1.A7" office:value-type="string">
            <text:p text:style-name="P12"/>
          </table:table-cell>
          <table:table-cell table:style-name="Tabla1.B7" office:value-type="string">
            <text:p text:style-name="Table_20_Contents"/>
          </table:table-cell>
          <table:table-cell table:style-name="Tabla1.A2" office:value-type="string">
            <text:p text:style-name="P12">Nº Total de Páginas</text:p>
          </table:table-cell>
          <table:table-cell table:style-name="Tabla1.D7" office:value-type="string">
            <text:p text:style-name="P14"><text:page-count>6</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Versión</text:p>
          </table:table-cell>
          <table:table-cell table:style-name="Tabla3.A1" office:value-type="string">
            <text:p text:style-name="P13">Causa del Cambio</text:p>
          </table:table-cell>
          <table:table-cell table:style-name="Tabla3.A1" office:value-type="string">
            <text:p text:style-name="P13">Responsable del Cambio</text:p>
          </table:table-cell>
          <table:table-cell table:style-name="Tabla3.D1" office:value-type="string">
            <text:p text:style-name="P13">Fecha del Cambio</text:p>
          </table:table-cell>
        </table:table-row>
        <table:table-row>
          <table:table-cell table:style-name="Tabla3.A2" office:value-type="float" office:value="100">
            <text:p text:style-name="P14">0100</text:p>
          </table:table-cell>
          <table:table-cell table:style-name="Tabla3.B4" office:value-type="string">
            <text:p text:style-name="P14">Versión inicial</text:p>
          </table:table-cell>
          <table:table-cell table:style-name="Tabla3.C4" office:value-type="string">
            <text:p text:style-name="P16">GMV</text:p>
          </table:table-cell>
          <table:table-cell table:style-name="Tabla3.D4" office:value-type="string">
            <text:p text:style-name="P14">22/10/2014</text:p>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2">Nombre y Apellidos</text:p>
          </table:table-cell>
        </table:table-row>
        <table:table-row>
          <table:table-cell table:style-name="Tabla4.A6" office:value-type="string">
            <text:p text:style-name="P15">Dirección de Proyecto</text:p>
          </table:table-cell>
        </table:table-row>
        <table:table-row>
          <table:table-cell table:style-name="Tabla4.A6" office:value-type="string">
            <text:p text:style-name="Table_20_Contents">Responsable de Agenda en CAP</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1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2"><text:a xlink:type="simple" xlink:href="#__RefHeading__4185_2089774727" text:style-name="Internet_20_link" text:visited-style-name="Internet_20_link">1 Informe de intervención<text:tab/>5</text:a></text:p>
          <text:p text:style-name="P25"><text:a xlink:type="simple" xlink:href="#__RefHeading__4187_2089774727" text:style-name="Internet_20_link" text:visited-style-name="Internet_20_link">1.1 Objeto del documento<text:tab/>5</text:a></text:p>
          <text:p text:style-name="P25"><text:a xlink:type="simple" xlink:href="#__RefHeading__4189_2089774727" text:style-name="Internet_20_link" text:visited-style-name="Internet_20_link">1.2 Datos de la intervención<text:tab/>5</text:a></text:p>
          <text:p text:style-name="P25"><text:a xlink:type="simple" xlink:href="#__RefHeading__4191_2089774727" text:style-name="Internet_20_link" text:visited-style-name="Internet_20_link">1.3 Diario de la intervención<text:tab/>5</text:a></text:p>
          <text:p text:style-name="P24"><text:a xlink:type="simple" xlink:href="#__RefHeading__4193_2089774727" text:style-name="Internet_20_link" text:visited-style-name="Internet_20_link">1.3.1 Instalación en preproducción<text:tab/>5</text:a></text:p>
          <text:p text:style-name="P24"><text:a xlink:type="simple" xlink:href="#__RefHeading__4195_2089774727" text:style-name="Internet_20_link" text:visited-style-name="Internet_20_link">1.3.2 Instalación e producción<text:tab/>5</text:a></text:p>
          <text:p text:style-name="P25"><text:a xlink:type="simple" xlink:href="#__RefHeading__4199_2089774727" text:style-name="Internet_20_link" text:visited-style-name="Internet_20_link">1.4 Descripción de la situación actual<text:tab/>5</text:a></text:p>
          <text:p text:style-name="P25"><text:a xlink:type="simple" xlink:href="#__RefHeading__4201_2089774727" text:style-name="Internet_20_link" text:visited-style-name="Internet_20_link">1.5 Próximos pasos <text:tab/>6</text:a></text:p>
        </text:index-body>
      </text:table-of-content>
      <text:p text:style-name="Text_20_body"/>
      <text:p text:style-name="P19"><text:s/></text:p>
      <text:p text:style-name="P19"/>
      <text:h text:style-name="Heading_20_1" text:outline-level="1"><text:bookmark-start text:name="__RefHeading__4185_2089774727"/>Informe de intervención<text:bookmark-end text:name="__RefHeading__4185_2089774727"/></text:h>
      <text:h text:style-name="Heading_20_2" text:outline-level="2"><text:bookmark-start text:name="__RefHeading__4187_2089774727"/>Objeto del documento<text:bookmark-end text:name="__RefHeading__4187_2089774727"/></text:h>
      <text:p text:style-name="Text_20_body">El objeto del documento es la descripción de la intervención de apoyo a la subida de versión realizada, así como la identificación precisa de la situación en la que queda la instalación y la identificación de próximos pasos.</text:p>
      <text:h text:style-name="Heading_20_2" text:outline-level="2"><text:bookmark-start text:name="__RefHeading__4189_2089774727"/>Datos de la intervención<text:bookmark-end text:name="__RefHeading__4189_2089774727"/></text:h>
      <text:p text:style-name="Text_20_body">Objetivo: Apoyo</text:p>
      <text:p text:style-name="Text_20_body">Tique NAOS:</text:p>
      <text:p text:style-name="Text_20_body">Fecha: 22/10/2014</text:p>
      <text:p text:style-name="Text_20_body">Lugar: Consejería de Fomento y Vivienda</text:p>
      <text:p text:style-name="Text_20_body">Persona de contacto: Jorge Palma</text:p>
      <text:h text:style-name="Heading_20_2" text:outline-level="2"><text:bookmark-start text:name="__RefHeading__4191_2089774727"/>Diario de la intervención<text:bookmark-end text:name="__RefHeading__4191_2089774727"/></text:h>
      <text:h text:style-name="Heading_20_3" text:outline-level="3"><text:bookmark-start text:name="__RefHeading__4193_2089774727"/>Instalación en preproducción<text:bookmark-end text:name="__RefHeading__4193_2089774727"/></text:h>
      <text:p text:style-name="Text_20_body">No se realiza.</text:p>
      <text:h text:style-name="Heading_20_3" text:outline-level="3"><text:bookmark-start text:name="__RefHeading__4195_2089774727"/>Instalación e producción<text:bookmark-end text:name="__RefHeading__4195_2089774727"/></text:h>
      <text:p text:style-name="Text_20_body">En la intervención in-situ se intenta reproducir el problema en el entorno de producción con dos usuarios distintos pero no se replica el fallo. Según comenta Jorge Palma, el fallo en realidad sólo les ocurre a los usuarios mariac.joyanes y miguel.sanjuan cuando emplean una suscripción al calendario de "antoniof.lopez".</text:p>
      <text:p text:style-name="Text_20_body">El problema se debe a que esos usuarios tienen cada uno una suscripción al calendario completo y otra a la categoría 'trabajo' del calendario pero la suscripción que tienen activa es la que apunta a la categoría. Se procede a desactivar la suscripción a la categoría para activar la suscripción al calendario completo de modo que ya puedan visualizar también las citas sin categoría.</text:p>
      <text:p text:style-name="Text_20_body">Después de aplicar este cambio, se solicita a los usuarios que prueben de nuevo. Se recibe confirmación de la resolución del problema por lo que se da la incidencia por resuelta y procedemos al cierre.</text:p>
      <text:p text:style-name="Text_20_body">A continuación se procede con la actualización del entorno de producción de la versión 2.9.0 a la 2.10.0.1. que se efectúa sin problemas. Se accede a sad-web-admin y se comprueba que la comunicación con Funambol es correcta. En sad-web se realizan varias pruebas: la creación de una cita con participantes en el propio calendario, concesión de permisos y creación de una cita en el calendario de otro usuario mediante suscripciones. Para la verificación de sad-dav se configura y prueba una suscripción a calendario en thunderbird.</text:p>
      <text:h text:style-name="Heading_20_2" text:outline-level="2"><text:bookmark-start text:name="__RefHeading__4199_2089774727"/>Descripción de la situación actual<text:bookmark-end text:name="__RefHeading__4199_2089774727"/></text:h>
      <text:p text:style-name="Text_20_body">La versión 2.10.0.1 queda correctamente instalada en el entorno de producción.</text:p>
      <text:p text:style-name="Text_20_body"><text:soft-page-break/>La persona de contacto para la intervención tiene pendiente la realización de una batería de pruebas que verifique la corrección de la información y el funcionamiento.</text:p>
      <text:h text:style-name="Heading_20_2" text:outline-level="2"><text:bookmark-start text:name="__RefHeading__4201_2089774727"/>Próximos pasos <text:bookmark-end text:name="__RefHeading__4201_2089774727"/></text:h>
      <text:p text:style-name="Text_20_body">Confirmación de la corrección del entor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Courier New"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2"><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GATAv2</text:subject></text:p>
              <text:p text:style-name="MP3"><text:title>Informe intervencion CFV 22/10/2014</text:title></text:p>
            </table:table-cell>
            <table:table-cell table:style-name="Tabla2.C1" office:value-type="string">
              <text:p text:style-name="MP4"><text:user-defined style:data-style-name="N0" text:name="Departamento">DGPD</text:user-defined></text:p>
            </table:table-cell>
          </table:table-row>
        </table:table>
        <text:p text:style-name="Standard"/>
      </style:header>
      <style:footer>
        <text:p text:style-name="MP5"><text:span text:style-name="MT1"><text:tab/></text:span>Página <text:page-number text:select-page="current">6</text:page-number> de <text:page-count>6</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43</meta:editing-cycles>
    <meta:editing-duration>PT8H45M43S</meta:editing-duration>
    <dc:title>Informe intervencion CFV 22/10/2014</dc:title>
    <dc:date>2014-12-03T11:04:16.41</dc:date>
    <meta:generator>LibreOffice/3.5$Windows_x86 LibreOffice_project/235ab8a-3802056-4a8fed3-2d66ea8-e241b80</meta:generator>
    <meta:keyword>0100</meta:keyword>
    <dc:subject>AGATAv2</dc:subject>
    <meta:print-date>2010-01-15T17:08:07</meta:print-date>
    <dc:creator>GMV </dc:creator>
    <meta:document-statistic meta:table-count="5" meta:image-count="3" meta:object-count="0" meta:page-count="6" meta:paragraph-count="72" meta:word-count="536" meta:character-count="3199" meta:non-whitespace-character-count="2923"/>
    <meta:user-defined meta:name="Departamento">DGPD</meta:user-defined>
  </office:meta>
</office:document-meta>
</file>